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3.895cm"/>
    </style:style>
    <style:style style:name="co4" style:family="table-column">
      <style:table-column-properties fo:break-before="auto" style:column-width="5.202cm"/>
    </style:style>
    <style:style style:name="co5" style:family="table-column">
      <style:table-column-properties fo:break-before="auto" style:column-width="9.315cm"/>
    </style:style>
    <style:style style:name="co6" style:family="table-column">
      <style:table-column-properties fo:break-before="auto" style:column-width="5.528cm"/>
    </style:style>
    <style:style style:name="co7" style:family="table-column">
      <style:table-column-properties fo:break-before="auto" style:column-width="5.964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4.39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PRECONDICIONES</text:p>
          </table:table-cell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RESULTADO ESPERADO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PRIORIDAD</text:p>
          </table:table-cell>
          <table:table-cell table:style-name="ce3" office:value-type="string" calcext:value-type="string">
            <text:p>PASS/FA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C-001</text:p>
          </table:table-cell>
          <table:table-cell office:value-type="string" calcext:value-type="string">
            <text:p>prod.html</text:p>
          </table:table-cell>
          <table:table-cell office:value-type="string" calcext:value-type="string">
            <text:p>Elegir un producto y comprarlo. </text:p>
          </table:table-cell>
          <table:table-cell office:value-type="string" calcext:value-type="string">
            <text:p>1. usuario con internet.</text:p>
            <text:p>2. usuario con un navegador.</text:p>
            <text:p>3. usuario situado en la pagina principal index.</text:p>
          </table:table-cell>
          <table:table-cell office:value-type="string" calcext:value-type="string">
            <text:p>1. ingresar a la página principal.</text:p>
            <text:p>2. ver la lista de productos y hacer click sobre uno.</text:p>
            <text:p>3. hacer click en el botón de “add to cart”</text:p>
            <text:p>4. ir a la sección cart.</text:p>
            <text:p>5. hacer click en el botón “place order”.</text:p>
            <text:p>6. llenar los campos, necesarios para la compra.</text:p>
            <text:p>7. hacer click en “purchase”. </text:p>
          </table:table-cell>
          <table:table-cell office:value-type="string" calcext:value-type="string">
            <text:p>La página deja elegir un producto, agregarlo al carrito y comprarlo. </text:p>
          </table:table-cell>
          <table:table-cell office:value-type="string" calcext:value-type="string">
            <text:p>La página deja hacer todo el camino hasta la compra de forma exitosa.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-002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registrarse en la página .</text:p>
          </table:table-cell>
          <table:table-cell office:value-type="string" calcext:value-type="string">
            <text:p>1. usuario con internet. 2. usuario con un navegador. </text:p>
            <text:p>3. usuario situado en la pagina principal index.</text:p>
          </table:table-cell>
          <table:table-cell office:value-type="string" calcext:value-type="string">
            <text:p>1. ingresar a la pagina principal.</text:p>
            <text:p>2. hacer clcik en el botón “sign up” en el panel superior derecho.</text:p>
            <text:p>3. llenar los campos con tus credenciales. </text:p>
          </table:table-cell>
          <table:table-cell office:value-type="string" calcext:value-type="string">
            <text:p><text:span text:style-name="T1">La página debe registrar al usuario nuevo, o mostrar un mensaje de error (en caso que el usuario ya exista</text:span>).</text:p>
          </table:table-cell>
          <table:table-cell office:value-type="string" calcext:value-type="string">
            <text:p>La página deja registrar al usuario de forma exitosa y muestra un mensaje de error si el usuario ya esta registrado. 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-003</text:p>
          </table:table-cell>
          <table:table-cell office:value-type="string" calcext:value-type="string">
            <text:p>Log in</text:p>
          </table:table-cell>
          <table:table-cell office:value-type="string" calcext:value-type="string">
            <text:p>acceder a la pagina como usuario</text:p>
          </table:table-cell>
          <table:table-cell office:value-type="string" calcext:value-type="string">
            <text:p>1. usuario con internet.</text:p>
            <text:p>2. usuario con un navegador. </text:p>
            <text:p>3. usuario situado en la pagina principal index.</text:p>
          </table:table-cell>
          <table:table-cell office:value-type="string" calcext:value-type="string">
            <text:p>1. ingresar a la pagina principal. </text:p>
            <text:p>2. hacer clcik en el botón “Log in” en el panel superior derecho. </text:p>
            <text:p>3. llenar los campos con tus credenciales. </text:p>
          </table:table-cell>
          <table:table-cell office:value-type="string" calcext:value-type="string">
            <text:p>La página debe dejar ingresa al usuario, o mostrar un mensaje de error (en caso que el alguno de los datos sea incorrecto).</text:p>
          </table:table-cell>
          <table:table-cell office:value-type="string" calcext:value-type="string">
            <text:p>La página deja ingresar al usuario de forma exitosa, mostrando un mensaje de error si hay algún dato incorrecto. 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-004</text:p>
          </table:table-cell>
          <table:table-cell office:value-type="string" calcext:value-type="string">
            <text:p>Page 404</text:p>
          </table:table-cell>
          <table:table-cell office:value-type="string" calcext:value-type="string">
            <text:p>ingresar url incorrecta para verificar la pagina 404</text:p>
          </table:table-cell>
          <table:table-cell office:value-type="string" calcext:value-type="string">
            <text:p>1. usuario con internet.</text:p>
            <text:p>2. usuario con un navegador.</text:p>
            <text:p>3. usuario situado en la pagina principal index.</text:p>
            <text:p>4. ingresar una url no válida. </text:p>
          </table:table-cell>
          <table:table-cell office:value-type="string" calcext:value-type="string">
            <text:p>1. ingresar a la pagina principal.</text:p>
            <text:p>2. poner una url (/) no válida.</text:p>
          </table:table-cell>
          <table:table-cell office:value-type="string" calcext:value-type="string">
            <text:p>La página debe mostrar una página 404 mostrando que la url ingresada es incorrecta.</text:p>
          </table:table-cell>
          <table:table-cell office:value-type="string" calcext:value-type="string">
            <text:p>La página muestra una pagina 404 dando el mensaje de que la pagina no fue encontrada. 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-005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mandar un mensaje por el apartado de contacto.</text:p>
          </table:table-cell>
          <table:table-cell office:value-type="string" calcext:value-type="string">
            <text:p>1. usuario con internet.</text:p>
            <text:p>2. usuario con un navegador.</text:p>
            <text:p>3. usuario situado en la pagina principal index.</text:p>
            <text:p> </text:p>
          </table:table-cell>
          <table:table-cell office:value-type="string" calcext:value-type="string">
            <text:p>1. ingresar a la pagina principal.</text:p>
            <text:p>2. ingresar al contact haciendo click en el botón con el mismo nombre.</text:p>
            <text:p>3. llenar las credenciales y poner un mensaje. </text:p>
          </table:table-cell>
          <table:table-cell office:value-type="string" calcext:value-type="string">
            <text:p>La página debe mostrar un mensaje de éxito si se mando un mensaje o un mensaje de error si falló la autenticación. </text:p>
          </table:table-cell>
          <table:table-cell office:value-type="string" calcext:value-type="string">
            <text:p>La página no valida las credenciales del cliente que esta mandando el mensaje. Ni el correo ni el usuario. 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TC-00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filtrar la lista por tipo de producto (laptop, celular, etc). </text:p>
          </table:table-cell>
          <table:table-cell office:value-type="string" calcext:value-type="string">
            <text:p>1. usuario con internet.</text:p>
            <text:p>2. usuario con un navegador.</text:p>
            <text:p>3. usuario situado en la pagina principal index.</text:p>
          </table:table-cell>
          <table:table-cell office:value-type="string" calcext:value-type="string">
            <text:p>1. ingresar a la pagina principal.</text:p>
            <text:p>2. ir al apartado de productos.</text:p>
            <text:p>3. en el panel izquierdo filtrar por “phone, laptops o monitors”. </text:p>
          </table:table-cell>
          <table:table-cell office:value-type="string" calcext:value-type="string">
            <text:p>La pagina debe filtrar por el tipo de producto, mostrando todos los monitores, por ejemplo. </text:p>
          </table:table-cell>
          <table:table-cell office:value-type="string" calcext:value-type="string">
            <text:p>La página filtra correctamente por tipo de producto, en cualquiera de sus variantes. 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TC-007</text:p>
          </table:table-cell>
          <table:table-cell office:value-type="string" calcext:value-type="string">
            <text:p>cart.html</text:p>
          </table:table-cell>
          <table:table-cell office:value-type="string" calcext:value-type="string">
            <text:p>Eliminar un producto del carrito</text:p>
          </table:table-cell>
          <table:table-cell office:value-type="string" calcext:value-type="string">
            <text:p>1. usuario con internet.</text:p>
            <text:p>2. usuario con un navegador.</text:p>
            <text:p>3. usuario situado en la pagina /cart.html.</text:p>
          </table:table-cell>
          <table:table-cell office:value-type="string" calcext:value-type="string">
            <text:p>1. ingresar a la pagina principal.</text:p>
            <text:p>2. seleccionar un producto de la lista de productos y agregarlo al carrito.</text:p>
            <text:p>3. ingresar al apartado “cart” cuyo botón esta en el panel superior derecho.</text:p>
            <text:p>4. eliminar el producto haciendo click en el botón de delete. </text:p>
          </table:table-cell>
          <table:table-cell office:value-type="string" calcext:value-type="string">
            <text:p>La pagina debe dejar eliminar un producto del carrito y mostrar el precio actualizado. </text:p>
          </table:table-cell>
          <table:table-cell office:value-type="string" calcext:value-type="string">
            <text:p>La pagina deja eliminar un producto del carrito y actualiza de forma efectiva el precio total (si hay mas de un producto seleccionado)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TC-008</text:p>
          </table:table-cell>
          <table:table-cell office:value-type="string" calcext:value-type="string">
            <text:p>cart.html</text:p>
          </table:table-cell>
          <table:table-cell office:value-type="string" calcext:value-type="string">
            <text:p>Agregar mas de un producto al carrito y ver la suma de precios.</text:p>
          </table:table-cell>
          <table:table-cell office:value-type="string" calcext:value-type="string">
            <text:p>1. usuario con internet.</text:p>
            <text:p>2. usuario con un navegador.</text:p>
            <text:p>3. elegir uno o mas productos de la pagina principal.</text:p>
            <text:p>4. usuario situado en el apartado del carrito. </text:p>
          </table:table-cell>
          <table:table-cell office:value-type="string" calcext:value-type="string">
            <text:p>1. ingresar a la pagina principal.</text:p>
            <text:p>2. seleccionar uno o mas productos de la pagina principal.</text:p>
            <text:p>3. ir a la sección del carrito haciendo click en el botón “cart” del panel.</text:p>
            <text:p>4. ver los precios sumados. </text:p>
          </table:table-cell>
          <table:table-cell office:value-type="string" calcext:value-type="string">
            <text:p>La pagina debe sumar los productos comprados y ver la lista de los mismos. </text:p>
          </table:table-cell>
          <table:table-cell office:value-type="string" calcext:value-type="string">
            <text:p>La pagina suma el precio de los productos y muestra el total de forma efectiva. 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ss </text:p>
          </table:table-cell>
          <table:table-cell table:number-columns-repeated="7"/>
        </table:table-row>
        <table:table-row table:style-name="ro7" table:number-rows-repeated="32">
          <table:table-cell table:number-columns-repeated="16"/>
        </table:table-row>
        <table:table-row table:style-name="ro7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09:37:13.116138681</meta:creation-date>
    <dc:date>2026-04-23T10:37:24.853590022</dc:date>
    <meta:editing-duration>PT6M55S</meta:editing-duration>
    <meta:editing-cycles>1</meta:editing-cycles>
    <meta:document-statistic meta:table-count="1" meta:cell-count="81" meta:object-count="0"/>
    <meta:generator>LibreOffice/24.2.7.2$Linux_X86_64 LibreOffice_project/420$Build-2</meta:generator>
  </office:meta>
</office:document-meta>
</file>